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fo:font-weight="bold" style:font-size-asian="12.25pt" style:font-weight-asian="bold" style:font-size-complex="14pt" style:font-weight-complex="bold"/>
    </style:style>
    <style:style style:name="P2" style:family="paragraph" style:parent-style-name="Preformatted_20_Text">
      <style:paragraph-properties fo:text-align="justify" style:justify-single-word="false"/>
      <style:text-properties fo:font-size="10pt" fo:font-weight="normal" style:font-size-asian="8.75pt" style:font-weight-asian="normal" style:font-size-complex="10pt" style:font-weight-complex="normal"/>
    </style:style>
    <style:style style:name="P3" style:family="paragraph" style:parent-style-name="Preformatted_20_Text">
      <style:paragraph-properties fo:text-align="justify" style:justify-single-word="false"/>
      <style:text-properties fo:font-size="10pt" style:text-underline-style="none" fo:font-weight="normal" style:font-size-asian="8.75pt" style:font-weight-asian="normal" style:font-size-complex="10pt" style:font-weight-complex="normal"/>
    </style:style>
    <style:style style:name="P4" style:family="paragraph" style:parent-style-name="Preformatted_20_Text">
      <style:paragraph-properties fo:text-align="justify" style:justify-single-word="false"/>
      <style:text-properties fo:font-size="10pt" fo:font-style="normal" fo:font-weight="normal" style:font-size-asian="8.75pt" style:font-style-asian="normal" style:font-weight-asian="normal" style:font-size-complex="10pt" style:font-style-complex="normal" style:font-weight-complex="normal"/>
    </style:style>
    <style:style style:name="P5" style:family="paragraph" style:parent-style-name="Preformatted_20_Text">
      <style:paragraph-properties fo:text-align="justify" style:justify-single-word="false"/>
      <style:text-properties fo:font-size="10pt" fo:font-style="normal" style:text-underline-style="solid" style:text-underline-width="auto" style:text-underline-color="font-color" fo:font-weight="normal" officeooo:rsid="0005fcc5" officeooo:paragraph-rsid="0005fcc5" style:font-size-asian="8.75pt" style:font-style-asian="normal" style:font-weight-asian="normal" style:font-size-complex="10pt" style:font-style-complex="normal" style:font-weight-complex="normal"/>
    </style:style>
    <style:style style:name="P6" style:family="paragraph" style:parent-style-name="Preformatted_20_Text">
      <style:paragraph-properties fo:text-align="justify" style:justify-single-word="false"/>
      <style:text-properties fo:font-size="10pt" fo:font-style="normal" style:text-underline-style="solid" style:text-underline-width="auto" style:text-underline-color="font-color" fo:font-weight="normal" officeooo:rsid="0006aa04" officeooo:paragraph-rsid="0006aa04" style:font-size-asian="8.75pt" style:font-style-asian="normal" style:font-weight-asian="normal" style:font-size-complex="10pt" style:font-style-complex="normal" style:font-weight-complex="normal"/>
    </style:style>
    <style:style style:name="P7" style:family="paragraph" style:parent-style-name="Preformatted_20_Text">
      <style:paragraph-properties fo:text-align="justify" style:justify-single-word="false"/>
      <style:text-properties fo:font-size="10pt" style:text-underline-style="solid" style:text-underline-width="auto" style:text-underline-color="font-color" fo:font-weight="normal" style:font-size-asian="8.75pt" style:font-weight-asian="normal" style:font-size-complex="10pt" style:font-weight-complex="normal"/>
    </style:style>
    <style:style style:name="P8" style:family="paragraph" style:parent-style-name="Preformatted_20_Text">
      <style:paragraph-properties fo:text-align="justify" style:justify-single-word="false"/>
      <style:text-properties fo:font-size="10pt" style:text-underline-style="none" fo:font-weight="normal" style:font-size-asian="8.75pt" style:font-weight-asian="normal" style:font-size-complex="10pt" style:font-weight-complex="normal"/>
    </style:style>
    <style:style style:name="P9" style:family="paragraph" style:parent-style-name="Preformatted_20_Text">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Preformatted_20_Text">
      <style:paragraph-properties fo:text-align="justify" style:justify-single-word="false"/>
      <style:text-properties fo:font-size="12pt" style:text-underline-style="solid" style:text-underline-width="auto" style:text-underline-color="font-color" fo:font-weight="bold" officeooo:rsid="0005fcc5" officeooo:paragraph-rsid="0005fcc5"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06aa04"/>
    </style:style>
    <style:style style:name="T8" style:family="text">
      <style:text-properties officeooo:rsid="0006aa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S UNITAIRES</text:p>
      <text:p text:style-name="P1"/>
      <text:p text:style-name="P2">Des tests unitaires ont été effectué afin de tester l'intégralité des fonctionnalités du projet.</text:p>
      <text:p text:style-name="P2">Ainsi, les données formatées et les structures de données ont subit une batterie de test afin de vérifier qu'ils se comportaient correctement.</text:p>
      <text:p text:style-name="P2"/>
      <text:p text:style-name="P2">Tous les fichiers correspondant à cette batterie de test se trouvent dans le dossier <text:span text:style-name="T1">test/</text:span> du projet. L'arbre de ce dossier correspond à l'exacte copie de l'arbre source.</text:p>
      <text:p text:style-name="P2"/>
      <text:p text:style-name="P2">La librairie de test unitaire utilisée est <text:span text:style-name="T1">junit-4.11</text:span><text:span text:style-name="T3">, disponible dans le dossier </text:span><text:span text:style-name="T1">lib/</text:span><text:span text:style-name="T3"> (à associer avec la librairie </text:span><text:span text:style-name="T2">hamcrest-core-1.3</text:span><text:span text:style-name="T3">)</text:span></text:p>
      <text:p text:style-name="P4"/>
      <text:p text:style-name="P4"/>
      <text:p text:style-name="P9">1. Les formats</text:p>
      <text:p text:style-name="P4"/>
      <text:p text:style-name="P4">(dossier {src|test}/formats)</text:p>
      <text:p text:style-name="P4">Comme indiqué dans le sujet, chaque format possède une manière d'être stockée et d'être écrite sur le réseau. Afin de pouvoir savoir s'ils respecteront ce contrat, alors chacun de ces classes possède un test de création (respectant le format, ainsi que l'inverse levant donc une exception).</text:p>
      <text:p text:style-name="P4"><text:s/></text:p>
      <text:p text:style-name="P4"/>
      <text:p text:style-name="P2"><text:span text:style-name="T3"><text:tab/></text:span><text:span text:style-name="T4">a. FileLength</text:span></text:p>
      <text:p text:style-name="P4"/>
      <text:p text:style-name="P4">Selon le sujet du projet, ce format permet de mettre en place la taille d'un fichier à envoyé ou à recevoir.</text:p>
      <text:p text:style-name="P4">Comme on peut créer l'objet à partir d'une chaîne de caractère ou d'un entier, un test d'égalité est fait entre deux objets créés de deux manières différentes (par exemple : new FilenameLength(100).equals(new FilenameLength(« 100 »))).</text:p>
      <text:p text:style-name="P2">On vérifie ensuite si la transformation en entier renvoie une valeur entière égale entre deux manière de créer l'objet.</text:p>
      <text:p text:style-name="P2"/>
      <text:p text:style-name="P3"><text:tab/><text:span text:style-name="T5">b. Filename</text:span></text:p>
      <text:p text:style-name="P7"/>
      <text:p text:style-name="P3">Selon le sujet, ce format permet de mettre en place un nom de fichier à envoyé ou à recevoir.</text:p>
      <text:p text:style-name="P3">On vérifie tout d'abord que le nom de fichier correspond bien à la base de caractères autorisés. De tests basiques d'égalités sont aussi utilisés.</text:p>
      <text:p text:style-name="P3">Il existe aussi un test d'égalité entre un nom de fichier, et un nom de fichier tronqué de tous ses espaces inutiles.</text:p>
      <text:p text:style-name="P3"/>
      <text:p text:style-name="P3"><text:tab/><text:span text:style-name="T5">c. Length</text:span></text:p>
      <text:p text:style-name="P3"/>
      <text:p text:style-name="P3">Selon le sujet, ce format permet de garder en mémoire la taille d'un message.</text:p>
      <text:p text:style-name="P3">Les fonctions basiques de mise en chaîne de caractères, et d'égalité sont testés. Et enfin, il y a un test permettant de vérifier si deux fonction mise sous entier renvoie la même chose.</text:p>
      <text:p text:style-name="P3"/>
      <text:p text:style-name="P3"><text:tab/><text:span text:style-name="T5">d. Machine</text:span></text:p>
      <text:p text:style-name="P3"/>
      <text:p text:style-name="P3">Selon le sujet, ce format permet de gérer une adresse IP machine.</text:p>
      <text:p text:style-name="P3">On teste les fonctions basique d'égalités et de mise en chaîne de caractères.</text:p>
      <text:p text:style-name="P3">Et enfin, on teste la fonction de comparaison (<text:span text:style-name="T1">int compare(...)</text:span>), permettant de pouvoir classer les adresse dans l'ordre alphabétique. (Par exemple : 192.168.0.0 &lt; 192.168.0.1)</text:p>
      <text:p text:style-name="P3"/>
      <text:p text:style-name="P3"><text:tab/><text:span text:style-name="T5">e. Port</text:span></text:p>
      <text:p text:style-name="P3"/>
      <text:p text:style-name="P3">Selon le sujet, ce format permet de gérer le port.</text:p>
      <text:p text:style-name="P3"><text:soft-page-break/>Comme on peut les créer à partir de chaîne de caractères ou d'entier, on teste les fonctions basique d'égalités et de mise en chaîne de caractères.</text:p>
      <text:p text:style-name="P3">Ensuite, il y a des tests concernant la fonction de comparaison (qui agit de la même manière que sur les entiers).</text:p>
      <text:p text:style-name="P3"/>
      <text:p text:style-name="P3"><text:tab/><text:span text:style-name="T5">f. Seqchars</text:span></text:p>
      <text:p text:style-name="P3"/>
      <text:p text:style-name="P3">Selon le sujet, ce format permet de gérer un message.</text:p>
      <text:p text:style-name="P3">On teste tout simplement la mise sous chaîne de caractères, il n'y a aucun autre test effectué.</text:p>
      <text:p text:style-name="P3"/>
      <text:p text:style-name="P3"><text:tab/><text:span text:style-name="T5">g. User</text:span></text:p>
      <text:p text:style-name="P3"/>
      <text:p text:style-name="P3">Selon le sujet, ce format permet de garder en mémoire le nom d'un utilisateur.</text:p>
      <text:p text:style-name="P3">Les fonctions testés sont tout simplement celles d'égalités et de comparaison.</text:p>
      <text:p text:style-name="P3"/>
      <text:p text:style-name="P3"/>
      <text:p text:style-name="P10">2. Data</text:p>
      <text:p text:style-name="P10"/>
      <text:p text:style-name="P5"><text:span text:style-name="T6">(dossier {src|test}/data)</text:span></text:p>
      <text:p text:style-name="P5"><text:span text:style-name="T6">Cet ensemble de tests permet de vérifier que le stockage de données tout au long du programme fonctionne correctement. Ce package permet de garder en mémoire des l'ensemble des messages du programme ainsi que </text:span><text:span text:style-name="T7">la liste des personnes connectées.</text:span></text:p>
      <text:p text:style-name="P5"/>
      <text:p text:style-name="P5"><text:span text:style-name="T7"><text:tab/></text:span><text:span text:style-name="T8">a. LoggedUser</text:span></text:p>
      <text:p text:style-name="P5"/>
      <text:p text:style-name="P6"><text:span text:style-name="T6">On teste différente fonctions qui permettent de vérifier que l'utilisateur spécifié par un objet LoggedUser est l'envoyeur d'un message. D'autres tests permettent de vérifier l'égalité, la comparaison entre deux objets. Et enfin, il y a un test sur l'ajout d'un voteban sur un utilisateur.</text:span></text:p>
      <text:p text:style-name="P6"/>
      <text:p text:style-name="P6"><text:span text:style-name="T6"><text:tab/></text:span>b. LoggedUserList</text:p>
      <text:p text:style-name="P6"/>
      <text:p text:style-name="P6"><text:span text:style-name="T6">Dans cette batterie de test, on va surtout tester les fonctions de tri sur la liste principale des utilisateurs, ainsi que les suppressions d'utilisateurs.</text:span></text:p>
      <text:p text:style-name="P6"/>
      <text:p text:style-name="P6"><text:span text:style-name="T6"><text:tab/></text:span>c. Message</text:p>
      <text:p text:style-name="P6"/>
      <text:p text:style-name="P6"><text:span text:style-name="T6">On teste tout simplement la création d'un message.</text:span></text:p>
      <text:p text:style-name="P6"/>
      <text:p text:style-name="P6"><text:span text:style-name="T6"><text:tab/></text:span>d. <text:s/>MessageList</text:p>
      <text:p text:style-name="P6"/>
      <text:p text:style-name="P6"><text:span text:style-name="T6">Dans ce test, on ne vérifie que la fonction de tri de la l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1T16:27:52.581111524</dc:date>
    <meta:generator>LibreOffice/4.2.3.3$Linux_X86_64 LibreOffice_project/420m0$Build-3</meta:generator>
    <meta:editing-duration>PT16M40S</meta:editing-duration>
    <meta:editing-cycles>4</meta:editing-cycles>
    <dc:creator>Loïc </dc:creator>
    <meta:document-statistic meta:table-count="0" meta:image-count="0" meta:object-count="0" meta:page-count="2" meta:paragraph-count="45" meta:word-count="637" meta:character-count="3871" meta:non-whitespace-character-count="3265"/>
  </office:meta>
</office:document-meta>
</file>